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83mm"/>
    </style:style>
    <style:style style:name="co5" style:family="table-column">
      <style:table-column-properties fo:break-before="auto" style:column-width="1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3" office:value-type="string" calcext:value-type="string">
            <text:p>Zchng</text:p>
          </table:table-cell>
          <table:table-cell table:style-name="ce1" office:value-type="string" calcext:value-type="string">
            <text:p>Fundnr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BZCHN</text:p>
          </table:table-cell>
          <table:table-cell table:style-name="ce5" office:value-type="string" calcext:value-type="string">
            <text:p>Dm_min</text:p>
          </table:table-cell>
          <table:table-cell table:style-name="ce1" office:value-type="string" calcext:value-type="string">
            <text:p>DM_max</text:p>
          </table:table-cell>
          <table:table-cell table:style-name="ce6" office:value-type="string" calcext:value-type="string">
            <text:p>Proz</text:p>
          </table:table-cell>
          <table:table-cell table:style-name="ce1" office:value-type="string" calcext:value-type="string">
            <text:p>Farb_a</text:p>
          </table:table-cell>
          <table:table-cell table:style-name="ce1" office:value-type="string" calcext:value-type="string">
            <text:p>Farb_i</text:p>
          </table:table-cell>
          <table:table-cell table:style-name="ce1" office:value-type="string" calcext:value-type="string">
            <text:p>Farb_kern</text:p>
          </table:table-cell>
          <table:table-cell table:style-name="ce5" office:value-type="string" calcext:value-type="string">
            <text:p>Mag_min</text:p>
          </table:table-cell>
          <table:table-cell table:style-name="ce6" office:value-type="string" calcext:value-type="string">
            <text:p>Mag_max</text:p>
          </table:table-cell>
          <table:table-cell table:style-name="ce1" office:value-type="string" calcext:value-type="string">
            <text:p>Anmerk</text:p>
          </table:table-cell>
          <table:table-cell table:style-name="ce7" office:value-type="string" calcext:value-type="string">
            <text:p>Typ</text:p>
          </table:table-cell>
          <table:table-cell table:style-name="ce1"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0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</text:p>
          </table:table-cell>
          <table:table-cell table:number-columns-repeated="4"/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Holzabdruck?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30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0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gelb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30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0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rau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28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Rondell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1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lzabruck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andfläche glatt</text:p>
          </table:table-cell>
          <table:table-cell office:value-type="string" calcext:value-type="string">
            <text:p>B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2IX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Garz?</text:p>
          </table:table-cell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3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überbran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zu 11 WS und RS Zchng. 33II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33I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4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4VI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raugelbschwarz</text:p>
          </table:table-cell>
          <table:table-cell table:number-columns-repeated="5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5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6V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unebene Bodenfläche</text:p>
          </table:table-cell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6X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6V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5X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7X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7X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39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chwarz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arz?</text:p>
          </table:table-cell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V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0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0I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2V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2X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2X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41XII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3XI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4XIV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4XVI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5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raun</text:p>
          </table:table-cell>
          <table:table-cell table:number-columns-repeated="2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5I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unrot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45IV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chiefrig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Flachboden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5X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45XV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6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6V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46X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7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7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8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BS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8X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0X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hwarz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0I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2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2X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eigegrau</text:p>
          </table:table-cell>
          <table:table-cell table:number-columns-repeated="2" office:value-type="string" calcext:value-type="string">
            <text:p>grau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Holzabdruck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3I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4IV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?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ram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öt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5V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5XII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5" calcext:value-type="float">
            <text:p>8,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chwarz-orange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e Standfläche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6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errodiert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6V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range-gelb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Feldberg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6X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7I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7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7V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61XV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2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GF</text:p>
          </table:table-cell>
          <table:table-cell office:value-type="string" calcext:value-type="string">
            <text:p>hellgraau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1V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0I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0IV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8XV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9IX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9IV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3XIV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innen und außen Bodenzeich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64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3IV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7V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Bodenzeichen i/a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.00.0000</text:date>, <text:time style:data-style-name="N2" text:time-value="14:14:21.29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28:57.738000000</meta:creation-date>
    <dc:date>2018-11-18T14:50:28.853000000</dc:date>
    <meta:editing-duration>PT18H33M20S</meta:editing-duration>
    <meta:editing-cycles>37</meta:editing-cycles>
    <meta:generator>LibreOffice/5.1.6.2$Windows_x86 LibreOffice_project/07ac168c60a517dba0f0d7bc7540f5afa45f0909</meta:generator>
    <meta:document-statistic meta:table-count="1" meta:cell-count="587" meta:object-count="0"/>
  </office:meta>
</office:document-meta>
</file>